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27in"/>
    </style:style>
    <style:style style:name="co2" style:family="table-column">
      <style:table-column-properties fo:break-before="auto" style:column-width="7.1189in"/>
    </style:style>
    <style:style style:name="co3" style:family="table-column">
      <style:table-column-properties fo:break-before="auto" style:column-width="9.2098in"/>
    </style:style>
    <style:style style:name="co4" style:family="table-column">
      <style:table-column-properties fo:break-before="auto" style:column-width="1.9618in"/>
    </style:style>
    <style:style style:name="ro1" style:family="table-row">
      <style:table-row-properties style:row-height="0.6528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798in" fo:break-before="auto" style:use-optimal-row-height="false"/>
    </style:style>
    <style:style style:name="ro5" style:family="table-row">
      <style:table-row-properties style:row-height="0.6008in" fo:break-before="auto" style:use-optimal-row-height="false"/>
    </style:style>
    <style:style style:name="ro6" style:family="table-row">
      <style:table-row-properties style:row-height="0.6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  <style:style style:name="ce7" style:family="table-cell" style:parent-style-name="Default" style:data-style-name="N10039">
      <style:table-cell-properties fo:background-color="#a9d18e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8" style:family="table-cell" style:parent-style-name="Default" style:data-style-name="N10039"/>
    <style:style style:name="ce9" style:family="table-cell" style:parent-style-name="Default">
      <style:table-cell-properties fo:background-color="#a9d18e" fo:border="0.74pt solid #000000"/>
      <style:text-properties fo:font-size="20pt" style:font-size-asian="20pt" style:font-size-complex="20pt"/>
    </style:style>
    <style:style style:name="ce4" style:family="table-cell" style:parent-style-name="Default" style:data-style-name="N10039">
      <style:table-cell-properties fo:background-color="#ffe994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5" style:family="table-cell" style:parent-style-name="Default">
      <style:table-cell-properties fo:background-color="#ffe994" fo:border="0.74pt solid #000000"/>
      <style:text-properties fo:font-size="20pt" style:font-size-asian="20pt" style:font-size-complex="2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pril 2024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7" office:value-type="string" calcext:value-type="string">
            <text:p>Date</text:p>
          </table:table-cell>
          <table:table-cell table:style-name="ce9" office:value-type="string" calcext:value-type="string">
            <text:p>Tasks done</text:p>
          </table:table-cell>
          <table:table-cell table:style-name="ce9" office:value-type="string" calcext:value-type="string">
            <text:p>New sources</text:p>
          </table:table-cell>
          <table:table-cell table:style-name="ce9" table:number-columns-repeated="1021"/>
        </table:table-row>
        <table:table-row table:style-name="ro1">
          <table:table-cell office:value-type="date" office:date-value="2024-04-02" calcext:value-type="date">
            <text:p>2 avr. 24</text:p>
          </table:table-cell>
          <table:table-cell office:value-type="string" calcext:value-type="string">
            <text:p>- Introduction to RNN with Volodimir</text:p>
            <text:p>- Installation</text:p>
            <text:p>- Basics of Pytorch</text:p>
            <text:p>- fight against CUDA, GPU doesn’t work, will wait 24.04 ubuntu</text:p>
          </table:table-cell>
          <table:table-cell office:value-type="string" calcext:value-type="string">
            <text:p>RNN basics : <text:a xlink:href="https://machinelearningmastery.com/an-introduction-to-recurrent-neural-networks-and-the-math-that-powers-them/" xlink:type="simple">https://machinelearningmastery.com/an-introduction-to-recurrent-neural-networks-and-the-math-that-powers-them/</text:a></text:p>
            <text:p>Pytorch RNN : <text:a xlink:href="https://www.youtube.com/watch?v=WEV61GmmPrk" xlink:type="simple">https://www.youtube.com/watch?v=WEV61GmmPrk</text:a></text:p>
            <text:p>      <text:a xlink:href="https://www.youtube.com/watch?v=0_PgWWmauHk" xlink:type="simple">https://www.youtube.com/watch?v=0_PgWWmauHk</text:a></text:p>
            <text:p>BRNN : <text:a xlink:href="https://www.geeksforgeeks.org/bidirectional-recurrent-neural-network/" xlink:type="simple">https://www.geeksforgeeks.org/bidirectional-recurrent-neural-network/</text:a></text:p>
          </table:table-cell>
          <table:table-cell table:number-columns-repeated="1021"/>
        </table:table-row>
        <table:table-row table:style-name="ro1">
          <table:table-cell office:value-type="date" office:date-value="2024-04-03" calcext:value-type="date">
            <text:p>3 avr. 24</text:p>
          </table:table-cell>
          <table:table-cell office:value-type="string" calcext:value-type="string">
            <text:p>'- Continue Basics Pytorch</text:p>
            <text:p>- First NN with pytorch on artificial dataset</text:p>
            <text:p>- RNN theoretical pytorch video and first own test </text:p>
          </table:table-cell>
          <table:table-cell table:number-columns-repeated="1022"/>
        </table:table-row>
        <table:table-row table:style-name="ro1">
          <table:table-cell office:value-type="date" office:date-value="2024-04-04" calcext:value-type="date">
            <text:p>4 avr. 24</text:p>
          </table:table-cell>
          <table:table-cell office:value-type="string" calcext:value-type="string">
            <text:p>'- Difference Negative Log likelihood and Cross-entropy</text:p>
            <text:p>- First own test on RNN with manual implementation (end)</text:p>
            <text:p>- Starting first new video</text:p>
          </table:table-cell>
          <table:table-cell office:value-type="string" calcext:value-type="string">
            <text:p>Difference cross-entropy and NLLLoss : <text:a xlink:href="https://towardsdatascience.com/cross-entropy-negative-log-likelihood-and-all-that-jazz-47a95bd2e81" xlink:type="simple">https://towardsdatascience.com/cross-entropy-negative-log-likelihood-and-all-that-jazz-47a95bd2e81</text:a></text:p>
          </table:table-cell>
          <table:table-cell table:number-columns-repeated="1021"/>
        </table:table-row>
        <table:table-row table:style-name="ro1">
          <table:table-cell office:value-type="date" office:date-value="2024-04-05" calcext:value-type="date">
            <text:p>5 avr. 24</text:p>
          </table:table-cell>
          <table:table-cell office:value-type="string" calcext:value-type="string">
            <text:p>'- Theoretical stuff (cheat sheet and Rprop)</text:p>
            <text:p>- Datasets loading in pytorch</text:p>
            <text:p>- Basic NN on MNIST (working)</text:p>
          </table:table-cell>
          <table:table-cell office:value-type="string" calcext:value-type="string">
            <text:p>RNN cheatsheet <text:a xlink:href="https://stanford.edu/~shervine/teaching/cs-230/cheatsheet-recurrent-neural-networks#architecture" xlink:type="simple">https://stanford.edu/~shervine/teaching/cs-230/cheatsheet-recurrent-neural-networks#architecture</text:a></text:p>
            <text:p>Rprop and RMSProp : <text:a xlink:href="https://towardsdatascience.com/understanding-rmsprop-faster-neural-network-learning-62e116fcf29a" xlink:type="simple">https://towardsdatascience.com/understanding-rmsprop-faster-neural-network-learning-62e116fcf29a</text:a></text:p>
            <text:p/>
          </table:table-cell>
          <table:table-cell table:number-columns-repeated="1021"/>
        </table:table-row>
        <table:table-row table:style-name="ro2">
          <table:table-cell office:value-type="date" office:date-value="2024-04-06" calcext:value-type="date">
            <text:p>6 avr. 24</text:p>
          </table:table-cell>
          <table:table-cell table:number-columns-repeated="1023"/>
        </table:table-row>
        <table:table-row table:style-name="ro3">
          <table:table-cell office:value-type="date" office:date-value="2024-04-07" calcext:value-type="date">
            <text:p>7 avr. 24</text:p>
          </table:table-cell>
          <table:table-cell table:number-columns-repeated="1023"/>
        </table:table-row>
        <table:table-row table:style-name="ro1">
          <table:table-cell office:value-type="date" office:date-value="2024-04-08" calcext:value-type="date">
            <text:p>8 avr. 24</text:p>
          </table:table-cell>
          <table:table-cell office:value-type="string" calcext:value-type="string">
            <text:p>- finishing ploting and accuracy on basic NN on MNIST</text:p>
            <text:p>- Rnn on MNIST (GRU and LSTM)</text:p>
            <text:p>- Study of the vanishing problem (begin)</text:p>
          </table:table-cell>
          <table:table-cell table:number-columns-repeated="1022"/>
        </table:table-row>
        <table:table-row table:style-name="ro1">
          <table:table-cell office:value-type="date" office:date-value="2024-04-09" calcext:value-type="date">
            <text:p>9 avr. 24</text:p>
          </table:table-cell>
          <table:table-cell office:value-type="string" calcext:value-type="string">
            <text:p>'- Study with Volodomir of LMU</text:p>
            <text:p>- Back on vanishing problem</text:p>
            <text:p>- calculate some chain rules derivative to understand rnn vanishing problem</text:p>
          </table:table-cell>
          <table:table-cell table:number-columns-repeated="1022"/>
        </table:table-row>
        <table:table-row table:style-name="ro4">
          <table:table-cell office:value-type="date" office:date-value="2024-04-10" calcext:value-type="date">
            <text:p>10 avr. 24</text:p>
          </table:table-cell>
          <table:table-cell office:value-type="string" calcext:value-type="string">
            <text:p>- Understanding of GRU and LSTM</text:p>
            <text:p>- Python Class in-depth study (attempt to understand RNN implementation to find backward)</text:p>
            <text:p>- Backward explanation</text:p>
            <text:p>- Hessian-free opt study</text:p>
          </table:table-cell>
          <table:table-cell office:value-type="string" calcext:value-type="string">
            <text:p>GRU vs LSTM : <text:a xlink:href="https://medium.com/analytics-vidhya/rnn-vs-gru-vs-lstm-863b0b7b1573" xlink:type="simple">https://medium.com/analytics-vidhya/rnn-vs-gru-vs-lstm-863b0b7b1573</text:a></text:p>
            <text:p>Vanishing/Exploding gradient : <text:a xlink:href="https://arxiv.org/pdf/1211.5063.pdf" xlink:type="simple">https://arxiv.org/pdf/1211.5063.pdf</text:a></text:p>
            <text:p>Hessian free : DeepHessianFree.pdf </text:p>
            <text:p>        <text:a xlink:href="https://andrew.gibiansky.com/blog/machine-learning/hessian-free-optimization/" xlink:type="simple">https://andrew.gibiansky.com/blog/machine-learning/hessian-free-optimization/</text:a> (smaller recap)</text:p>
            <text:p>RNN HF : RNN_HF.pdf and appendix</text:p>
          </table:table-cell>
          <table:table-cell table:number-columns-repeated="1021"/>
        </table:table-row>
        <table:table-row table:style-name="ro1">
          <table:table-cell office:value-type="date" office:date-value="2024-04-11" calcext:value-type="date">
            <text:p>11 avr. 24</text:p>
          </table:table-cell>
          <table:table-cell office:value-type="string" calcext:value-type="string">
            <text:p>'- Back on Hessian free studying</text:p>
            <text:p>- NCG</text:p>
            <text:p>- Hessian RNN</text:p>
          </table:table-cell>
          <table:table-cell office:value-type="string" calcext:value-type="string">
            <text:p>NCG : NlinearCG.pdf</text:p>
          </table:table-cell>
          <table:table-cell table:number-columns-repeated="1021"/>
        </table:table-row>
        <table:table-row table:style-name="ro1">
          <table:table-cell office:value-type="date" office:date-value="2024-04-12" calcext:value-type="date">
            <text:p>12 avr. 24</text:p>
          </table:table-cell>
          <table:table-cell office:value-type="string" calcext:value-type="string">
            <text:p>'- find some code for hessian free optimization</text:p>
            <text:p>- back on Hessian RNN (finished Rnn_hf.pdf)</text:p>
          </table:table-cell>
          <table:table-cell office:value-type="string" calcext:value-type="string">
            <text:p>Pytorch Hessian-Free : <text:a xlink:href="https://github.com/ltatzel/PyTorchHessianFree" xlink:type="simple">https://github.com/ltatzel/PyTorchHessianFree</text:a></text:p>
            <text:p>Original Hessian paper : OriginalHF.pdf</text:p>
          </table:table-cell>
          <table:table-cell table:number-columns-repeated="1021"/>
        </table:table-row>
        <table:table-row table:style-name="ro1">
          <table:table-cell office:value-type="date" office:date-value="2024-04-13" calcext:value-type="date">
            <text:p>13 avr. 24</text:p>
          </table:table-cell>
          <table:table-cell table:number-columns-repeated="1023"/>
        </table:table-row>
        <table:table-row table:style-name="ro1">
          <table:table-cell office:value-type="date" office:date-value="2024-04-14" calcext:value-type="date">
            <text:p>14 avr. 24</text:p>
          </table:table-cell>
          <table:table-cell table:number-columns-repeated="1023"/>
        </table:table-row>
        <table:table-row table:style-name="ro1">
          <table:table-cell office:value-type="date" office:date-value="2024-04-15" calcext:value-type="date">
            <text:p>15 avr. 24</text:p>
          </table:table-cell>
          <table:table-cell office:value-type="string" calcext:value-type="string">
            <text:p>- start an idea about matrix triangulation</text:p>
            <text:p>- natural gradient and Fisher matrix</text:p>
            <text:p>- read K-FAC (not finished)</text:p>
            <text:p/>
          </table:table-cell>
          <table:table-cell office:value-type="string" calcext:value-type="string">
            <text:p>Backpack method : backpack.pdf</text:p>
            <text:p>K-FAC, 2<text:span text:style-name="T1">nd</text:span> order opti : K-FAC.pdf</text:p>
            <text:p>Natural gradient (Fisher matrix) : <text:a xlink:href="https://towardsdatascience.com/natural-gradient-ce454b3dcdfa" xlink:type="simple">https://towardsdatascience.com/natural-gradient-ce454b3dcdfa</text:a></text:p>
            <text:p/>
          </table:table-cell>
          <table:table-cell table:number-columns-repeated="1021"/>
        </table:table-row>
        <table:table-row table:style-name="ro1">
          <table:table-cell office:value-type="date" office:date-value="2024-04-16" calcext:value-type="date">
            <text:p>16 avr. 24</text:p>
          </table:table-cell>
          <table:table-cell office:value-type="string" calcext:value-type="string">
            <text:p>- finish reading K-FAC</text:p>
          </table:table-cell>
          <table:table-cell table:number-columns-repeated="1022"/>
        </table:table-row>
        <table:table-row table:style-name="ro1">
          <table:table-cell office:value-type="date" office:date-value="2024-04-17" calcext:value-type="date">
            <text:p>17 avr. 24</text:p>
          </table:table-cell>
          <table:table-cell office:value-type="string" calcext:value-type="string">
            <text:p>'- slide presentation</text:p>
            <text:p>- python code for a RNN</text:p>
          </table:table-cell>
          <table:table-cell table:number-columns-repeated="1022"/>
        </table:table-row>
        <table:table-row table:style-name="ro1">
          <table:table-cell office:value-type="date" office:date-value="2024-04-18" calcext:value-type="date">
            <text:p>18 avr. 24</text:p>
          </table:table-cell>
          <table:table-cell office:value-type="string" calcext:value-type="string">
            <text:p>- RNN with different sequence length (one with SGD, one with mini-batch</text:p>
            <text:p>- reset all computer</text:p>
          </table:table-cell>
          <table:table-cell table:number-columns-repeated="1022"/>
        </table:table-row>
        <table:table-row table:style-name="ro1">
          <table:table-cell office:value-type="date" office:date-value="2024-04-19" calcext:value-type="date">
            <text:p>19 avr. 24</text:p>
          </table:table-cell>
          <table:table-cell office:value-type="string" calcext:value-type="string">
            <text:p>- working and clean RNN with different sequence length</text:p>
            <text:p>- start to read K-FAC for RNN</text:p>
            <text:p/>
          </table:table-cell>
          <table:table-cell office:value-type="string" calcext:value-type="string">
            <text:p>K-FAC for RNN : K-FAC_RNN.pdf</text:p>
            <text:p/>
          </table:table-cell>
          <table:table-cell table:number-columns-repeated="1021"/>
        </table:table-row>
        <table:table-row table:style-name="ro1">
          <table:table-cell office:value-type="date" office:date-value="2024-04-20" calcext:value-type="date">
            <text:p>20 avr. 24</text:p>
          </table:table-cell>
          <table:table-cell table:number-columns-repeated="1023"/>
        </table:table-row>
        <table:table-row table:style-name="ro1">
          <table:table-cell office:value-type="date" office:date-value="2024-04-21" calcext:value-type="date">
            <text:p>21 avr. 24</text:p>
          </table:table-cell>
          <table:table-cell table:number-columns-repeated="1023"/>
        </table:table-row>
        <table:table-row table:style-name="ro1">
          <table:table-cell office:value-type="date" office:date-value="2024-04-22" calcext:value-type="date">
            <text:p>22 avr. 24</text:p>
          </table:table-cell>
          <table:table-cell office:value-type="string" calcext:value-type="string">
            <text:p>- continue reading K-FAC for RNN</text:p>
            <text:p>- learn how to use the cluster</text:p>
            <text:p>- python class of automata (not tested)</text:p>
          </table:table-cell>
          <table:table-cell table:number-columns-repeated="1022"/>
        </table:table-row>
        <table:table-row table:style-name="ro1">
          <table:table-cell office:value-type="date" office:date-value="2024-04-23" calcext:value-type="date">
            <text:p>23 avr. 24</text:p>
          </table:table-cell>
          <table:table-cell office:value-type="string" calcext:value-type="string">
            <text:p>- python class of automata tested + generator function + dataset function</text:p>
          </table:table-cell>
          <table:table-cell table:number-columns-repeated="1022"/>
        </table:table-row>
        <table:table-row table:style-name="ro1">
          <table:table-cell office:value-type="date" office:date-value="2024-04-24" calcext:value-type="date">
            <text:p>24 avr. 24</text:p>
          </table:table-cell>
          <table:table-cell office:value-type="string" calcext:value-type="string">
            <text:p>- finished comment code</text:p>
            <text:p>- designed an algorithm to balanced probas when generating words (still a problem with balance)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4-25" calcext:value-type="date">
            <text:p>25 avr. 24</text:p>
          </table:table-cell>
          <table:table-cell office:value-type="string" calcext:value-type="string">
            <text:p>- finish a beta version of the previous algo</text:p>
            <text:p>- create dataset automata examples</text:p>
            <text:p>- explanation of the automaton to saturated rnn algo</text:p>
          </table:table-cell>
          <table:table-cell table:number-columns-repeated="1022"/>
        </table:table-row>
        <table:table-row table:style-name="ro1">
          <table:table-cell office:value-type="date" office:date-value="2024-04-26" calcext:value-type="date">
            <text:p>26 avr. 24</text:p>
          </table:table-cell>
          <table:table-cell office:value-type="string" calcext:value-type="string">
            <text:p>- slides for the week</text:p>
            <text:p>- continue the jupyter notebook for automaton rnn</text:p>
          </table:table-cell>
          <table:table-cell table:number-columns-repeated="1022"/>
        </table:table-row>
        <table:table-row table:style-name="ro1">
          <table:table-cell office:value-type="date" office:date-value="2024-04-27" calcext:value-type="date">
            <text:p>27 avr. 24</text:p>
          </table:table-cell>
          <table:table-cell table:number-columns-repeated="1023"/>
        </table:table-row>
        <table:table-row table:style-name="ro1">
          <table:table-cell office:value-type="date" office:date-value="2024-04-28" calcext:value-type="date">
            <text:p>28 avr. 24</text:p>
          </table:table-cell>
          <table:table-cell table:number-columns-repeated="1023"/>
        </table:table-row>
        <table:table-row table:style-name="ro1">
          <table:table-cell office:value-type="date" office:date-value="2024-04-29" calcext:value-type="date">
            <text:p>29 avr. 24</text:p>
          </table:table-cell>
          <table:table-cell office:value-type="string" calcext:value-type="string">
            <text:p>- find github code for k-fac in both pytorch and tensorflow, but tensorflow is more implemented</text:p>
            <text:p>- continue understanding K-FAC and K-FAC RNN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4-30" calcext:value-type="date">
            <text:p>30 avr. 24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 2024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5" office:value-type="string" calcext:value-type="string">
            <text:p>Tasks done</text:p>
          </table:table-cell>
          <table:table-cell table:style-name="ce5" office:value-type="string" calcext:value-type="string">
            <text:p>New sources</text:p>
          </table:table-cell>
          <table:table-cell table:style-name="ce5" table:number-columns-repeated="1021"/>
        </table:table-row>
        <table:table-row table:style-name="ro1">
          <table:table-cell office:value-type="date" office:date-value="2024-05-01" calcext:value-type="date">
            <text:p>1 mai 24</text:p>
          </table:table-cell>
          <table:table-cell office:value-type="string" calcext:value-type="string">
            <text:p>TODO train rnn to learn automata, make graph wof trainings</text:p>
          </table:table-cell>
          <table:table-cell table:number-columns-repeated="1022"/>
        </table:table-row>
        <table:table-row table:style-name="ro1">
          <table:table-cell office:value-type="date" office:date-value="2024-05-02" calcext:value-type="date">
            <text:p>2 mai 24</text:p>
          </table:table-cell>
          <table:table-cell table:number-columns-repeated="1023"/>
        </table:table-row>
        <table:table-row table:style-name="ro1">
          <table:table-cell office:value-type="date" office:date-value="2024-05-03" calcext:value-type="date">
            <text:p>3 mai 24</text:p>
          </table:table-cell>
          <table:table-cell table:number-columns-repeated="1023"/>
        </table:table-row>
        <table:table-row table:style-name="ro1">
          <table:table-cell office:value-type="date" office:date-value="2024-05-04" calcext:value-type="date">
            <text:p>4 mai 24</text:p>
          </table:table-cell>
          <table:table-cell table:number-columns-repeated="1023"/>
        </table:table-row>
        <table:table-row table:style-name="ro5">
          <table:table-cell office:value-type="date" office:date-value="2024-05-05" calcext:value-type="date">
            <text:p>5 mai 24</text:p>
          </table:table-cell>
          <table:table-cell table:number-columns-repeated="1023"/>
        </table:table-row>
        <table:table-row table:style-name="ro6">
          <table:table-cell office:value-type="date" office:date-value="2024-05-06" calcext:value-type="date">
            <text:p>6 mai 24</text:p>
          </table:table-cell>
          <table:table-cell table:number-columns-repeated="1023"/>
        </table:table-row>
        <table:table-row table:style-name="ro1">
          <table:table-cell office:value-type="date" office:date-value="2024-05-07" calcext:value-type="date">
            <text:p>7 mai 24</text:p>
          </table:table-cell>
          <table:table-cell table:number-columns-repeated="1023"/>
        </table:table-row>
        <table:table-row table:style-name="ro1">
          <table:table-cell office:value-type="date" office:date-value="2024-05-08" calcext:value-type="date">
            <text:p>8 mai 24</text:p>
          </table:table-cell>
          <table:table-cell table:number-columns-repeated="1023"/>
        </table:table-row>
        <table:table-row table:style-name="ro4">
          <table:table-cell office:value-type="date" office:date-value="2024-05-09" calcext:value-type="date">
            <text:p>9 mai 24</text:p>
          </table:table-cell>
          <table:table-cell table:number-columns-repeated="1023"/>
        </table:table-row>
        <table:table-row table:style-name="ro1">
          <table:table-cell office:value-type="date" office:date-value="2024-05-10" calcext:value-type="date">
            <text:p>10 mai 24</text:p>
          </table:table-cell>
          <table:table-cell table:number-columns-repeated="1023"/>
        </table:table-row>
        <table:table-row table:style-name="ro1">
          <table:table-cell office:value-type="date" office:date-value="2024-05-11" calcext:value-type="date">
            <text:p>11 mai 24</text:p>
          </table:table-cell>
          <table:table-cell table:number-columns-repeated="1023"/>
        </table:table-row>
        <table:table-row table:style-name="ro1">
          <table:table-cell office:value-type="date" office:date-value="2024-05-12" calcext:value-type="date">
            <text:p>12 mai 24</text:p>
          </table:table-cell>
          <table:table-cell table:number-columns-repeated="1023"/>
        </table:table-row>
        <table:table-row table:style-name="ro1">
          <table:table-cell office:value-type="date" office:date-value="2024-05-13" calcext:value-type="date">
            <text:p>13 mai 24</text:p>
          </table:table-cell>
          <table:table-cell table:number-columns-repeated="1023"/>
        </table:table-row>
        <table:table-row table:style-name="ro1">
          <table:table-cell office:value-type="date" office:date-value="2024-05-14" calcext:value-type="date">
            <text:p>14 mai 24</text:p>
          </table:table-cell>
          <table:table-cell table:number-columns-repeated="1023"/>
        </table:table-row>
        <table:table-row table:style-name="ro1">
          <table:table-cell office:value-type="date" office:date-value="2024-05-15" calcext:value-type="date">
            <text:p>15 mai 24</text:p>
          </table:table-cell>
          <table:table-cell table:number-columns-repeated="1023"/>
        </table:table-row>
        <table:table-row table:style-name="ro1">
          <table:table-cell office:value-type="date" office:date-value="2024-05-16" calcext:value-type="date">
            <text:p>16 mai 24</text:p>
          </table:table-cell>
          <table:table-cell table:number-columns-repeated="1023"/>
        </table:table-row>
        <table:table-row table:style-name="ro1">
          <table:table-cell office:value-type="date" office:date-value="2024-05-17" calcext:value-type="date">
            <text:p>17 mai 24</text:p>
          </table:table-cell>
          <table:table-cell table:number-columns-repeated="1023"/>
        </table:table-row>
        <table:table-row table:style-name="ro1">
          <table:table-cell office:value-type="date" office:date-value="2024-05-18" calcext:value-type="date">
            <text:p>18 mai 24</text:p>
          </table:table-cell>
          <table:table-cell table:number-columns-repeated="1023"/>
        </table:table-row>
        <table:table-row table:style-name="ro1">
          <table:table-cell office:value-type="date" office:date-value="2024-05-19" calcext:value-type="date">
            <text:p>19 mai 24</text:p>
          </table:table-cell>
          <table:table-cell table:number-columns-repeated="1023"/>
        </table:table-row>
        <table:table-row table:style-name="ro1">
          <table:table-cell office:value-type="date" office:date-value="2024-05-20" calcext:value-type="date">
            <text:p>20 mai 24</text:p>
          </table:table-cell>
          <table:table-cell table:number-columns-repeated="1023"/>
        </table:table-row>
        <table:table-row table:style-name="ro1">
          <table:table-cell office:value-type="date" office:date-value="2024-05-21" calcext:value-type="date">
            <text:p>21 mai 24</text:p>
          </table:table-cell>
          <table:table-cell table:number-columns-repeated="1023"/>
        </table:table-row>
        <table:table-row table:style-name="ro1">
          <table:table-cell office:value-type="date" office:date-value="2024-05-22" calcext:value-type="date">
            <text:p>22 mai 24</text:p>
          </table:table-cell>
          <table:table-cell table:number-columns-repeated="1023"/>
        </table:table-row>
        <table:table-row table:style-name="ro1">
          <table:table-cell office:value-type="date" office:date-value="2024-05-23" calcext:value-type="date">
            <text:p>23 mai 24</text:p>
          </table:table-cell>
          <table:table-cell table:number-columns-repeated="1023"/>
        </table:table-row>
        <table:table-row table:style-name="ro1">
          <table:table-cell office:value-type="date" office:date-value="2024-05-24" calcext:value-type="date">
            <text:p>24 mai 24</text:p>
          </table:table-cell>
          <table:table-cell table:number-columns-repeated="1023"/>
        </table:table-row>
        <table:table-row table:style-name="ro1">
          <table:table-cell office:value-type="date" office:date-value="2024-05-25" calcext:value-type="date">
            <text:p>25 mai 24</text:p>
          </table:table-cell>
          <table:table-cell table:number-columns-repeated="1023"/>
        </table:table-row>
        <table:table-row table:style-name="ro1">
          <table:table-cell office:value-type="date" office:date-value="2024-05-26" calcext:value-type="date">
            <text:p>26 mai 24</text:p>
          </table:table-cell>
          <table:table-cell table:number-columns-repeated="1023"/>
        </table:table-row>
        <table:table-row table:style-name="ro1">
          <table:table-cell office:value-type="date" office:date-value="2024-05-27" calcext:value-type="date">
            <text:p>27 mai 24</text:p>
          </table:table-cell>
          <table:table-cell table:number-columns-repeated="1023"/>
        </table:table-row>
        <table:table-row table:style-name="ro1">
          <table:table-cell office:value-type="date" office:date-value="2024-05-28" calcext:value-type="date">
            <text:p>28 mai 24</text:p>
          </table:table-cell>
          <table:table-cell table:number-columns-repeated="1023"/>
        </table:table-row>
        <table:table-row table:style-name="ro1">
          <table:table-cell office:value-type="date" office:date-value="2024-05-29" calcext:value-type="date">
            <text:p>29 mai 24</text:p>
          </table:table-cell>
          <table:table-cell table:number-columns-repeated="1023"/>
        </table:table-row>
        <table:table-row table:style-name="ro1">
          <table:table-cell office:value-type="date" office:date-value="2024-05-30" calcext:value-type="date">
            <text:p>30 mai 24</text:p>
          </table:table-cell>
          <table:table-cell table:number-columns-repeated="1023"/>
        </table:table-row>
        <table:table-row table:style-name="ro1">
          <table:table-cell office:value-type="date" office:date-value="2024-05-31" calcext:value-type="date">
            <text:p>31 mai 24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3:16:55.254648829</meta:creation-date>
    <dc:date>2024-04-29T16:50:57.565480717</dc:date>
    <meta:editing-duration>P2DT5H15M18S</meta:editing-duration>
    <meta:editing-cycles>52</meta:editing-cycles>
    <meta:generator>LibreOffice/7.3.7.2$Linux_X86_64 LibreOffice_project/30$Build-2</meta:generator>
    <meta:document-statistic meta:table-count="2" meta:cell-count="95" meta:object-count="0"/>
  </office:meta>
</office:document-meta>
</file>